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375in" fo:margin-top="0in" fo:margin-bottom="0in" table:align="center" style:writing-mode="page"/>
    </style:style>
    <style:style style:name="Table1.A" style:family="table-column">
      <style:table-column-properties style:column-width="0.4979in"/>
    </style:style>
    <style:style style:name="Table1.B" style:family="table-column">
      <style:table-column-properties style:column-width="1.625in"/>
    </style:style>
    <style:style style:name="Table1.C" style:family="table-column">
      <style:table-column-properties style:column-width="0.625in"/>
    </style:style>
    <style:style style:name="Table1.D" style:family="table-column">
      <style:table-column-properties style:column-width="0.6271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style>
    <style:style style:name="Table1.A2" style:family="table-cell">
      <style:table-cell-properties fo:padding-left="0.075in" fo:padding-right="0.075in" fo:padding-top="0in" fo:padding-bottom="0in" fo:border="0.25pt solid #000000"/>
    </style:style>
    <style:style style:name="Table1.3" style:family="table-row">
      <style:table-row-properties style:min-row-height="0.2222in" fo:keep-together="auto"/>
    </style:style>
    <style:style style:name="P1" style:family="paragraph" style:parent-style-name="paper_20_title">
      <style:paragraph-properties fo:margin-top="0in" fo:margin-bottom="0.1945in" style:contextual-spacing="false"/>
    </style:style>
    <style:style style:name="P2" style:family="paragraph" style:parent-style-name="Author">
      <style:paragraph-properties fo:margin-top="0.1945in" fo:margin-bottom="0.1945in" style:contextual-spacing="false" fo:line-height="50%"/>
      <style:text-properties fo:font-size="8pt" style:font-size-asian="8pt" style:font-size-complex="8pt"/>
    </style:style>
    <style:style style:name="P3" style:family="paragraph" style:parent-style-name="Author">
      <style:paragraph-properties fo:margin-top="0.1945in" fo:margin-bottom="0.028in" style:contextual-spacing="false"/>
    </style:style>
    <style:style style:name="P4" style:family="paragraph" style:parent-style-name="Author">
      <style:paragraph-properties fo:margin-top="0in" fo:margin-bottom="0.028in" style:contextual-spacing="false" fo:text-indent="0in" style:auto-text-indent="false" fo:break-before="column"/>
    </style:style>
    <style:style style:name="P5" style:family="paragraph" style:parent-style-name="Standard">
      <style:paragraph-properties fo:margin-top="0in" fo:margin-bottom="0in" style:contextual-spacing="false" fo:break-before="column"/>
    </style:style>
    <style:style style:name="P6" style:family="paragraph" style:parent-style-name="Heading_20_1">
      <style:paragraph-properties fo:text-indent="0in" style:auto-text-indent="false"/>
    </style:style>
    <style:style style:name="P7" style:family="paragraph" style:parent-style-name="Text_20_body">
      <style:paragraph-properties fo:orphans="2" fo:widows="2" fo:hyphenation-ladder-count="no-limit" fo:hyphenation-keep="auto" loext:hyphenation-keep-type="column" loext:hyphenation-keep-line="false" style:writing-mode="lr-tb"/>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Text_20_body" style:list-style-name="WWNum8">
      <style:paragraph-properties fo:orphans="2" fo:widows="2" fo:hyphenation-ladder-count="no-limit" fo:hyphenation-keep="auto" loext:hyphenation-keep-type="column" loext:hyphenation-keep-line="false" style:writing-mode="lr-tb"/>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Text_20_body" style:list-style-name="WWNum9">
      <style:paragraph-properties fo:orphans="2" fo:widows="2" fo:hyphenation-ladder-count="no-limit" fo:hyphenation-keep="auto" loext:hyphenation-keep-type="column" loext:hyphenation-keep-line="false" style:writing-mode="lr-tb"/>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bullet_20_list" style:list-style-name="WWNum2">
      <style:paragraph-properties fo:margin-left="0.4in" fo:text-indent="-0.2in" style:auto-text-indent="false"/>
    </style:style>
    <style:style style:name="P11" style:family="paragraph" style:parent-style-name="sponsors">
      <style:paragraph-properties fo:text-indent="0.2008in" style:auto-text-indent="false" fo:padding-left="0in" fo:padding-right="0in" fo:padding-top="0.028in" fo:padding-bottom="0in" fo:border="none"/>
    </style:style>
    <style:style style:name="P12" style:family="paragraph" style:parent-style-name="Heading_20_3">
      <style:paragraph-properties fo:text-indent="0.2in" style:auto-text-indent="false"/>
    </style:style>
    <style:style style:name="P13" style:family="paragraph" style:parent-style-name="Heading_20_4">
      <style:paragraph-properties fo:text-indent="0.35in" style:auto-text-indent="false"/>
    </style:style>
    <style:style style:name="P14" style:family="paragraph" style:parent-style-name="Standard">
      <style:paragraph-properties fo:text-align="start" style:justify-single-word="false"/>
      <style:text-properties fo:font-style="italic" style:font-style-asian="italic" style:font-style-complex="italic"/>
    </style:style>
    <style:style style:name="P15" style:family="paragraph" style:parent-style-name="table_20_head" style:list-style-name="WWNum6"/>
    <style:style style:name="P16" style:family="paragraph" style:parent-style-name="Standard">
      <style:text-properties fo:font-size="8pt" style:font-size-asian="8pt" style:font-size-complex="8pt"/>
    </style:style>
    <style:style style:name="P17" style:family="paragraph" style:parent-style-name="table_20_footnote" style:list-style-name="WWNum7">
      <style:paragraph-properties fo:margin-left="0.0402in" fo:text-indent="-0.0201in" style:auto-text-indent="false"/>
    </style:style>
    <style:style style:name="P18" style:family="paragraph" style:parent-style-name="figure_20_caption" style:list-style-name="WWNum3">
      <style:paragraph-properties fo:margin-left="0in" fo:text-indent="0in" style:auto-text-indent="false"/>
    </style:style>
    <style:style style:name="P19" style:family="paragraph" style:parent-style-name="references" style:list-style-name="WWNum5">
      <style:paragraph-properties fo:margin-left="0.2457in" fo:text-indent="-0.2457in" style:auto-text-indent="false"/>
    </style:style>
    <style:style style:name="P20" style:family="paragraph" style:parent-style-name="references" style:list-style-name="WWNum5">
      <style:paragraph-properties fo:margin-left="0.2457in" fo:text-align="start" style:justify-single-word="false" fo:text-indent="-0.2457in" style:auto-text-indent="false" loext:word-spacing-minimum="75%" loext:word-spacing-maximum="133%"/>
    </style:style>
    <style:style style:name="P21" style:family="paragraph" style:parent-style-name="references" style:list-style-name="">
      <style:paragraph-properties fo:margin-left="0.2457in" fo:text-indent="0in" style:auto-text-indent="false"/>
    </style:style>
    <style:style style:name="P22" style:family="paragraph" style:parent-style-name="references" style:list-style-name="">
      <style:paragraph-properties fo:margin-left="0.25in" fo:text-indent="-0.25in" style:auto-text-indent="false"/>
    </style:style>
    <style:style style:name="P23" style:family="paragraph" style:parent-style-name="references" style:list-style-name="">
      <style:paragraph-properties fo:margin-left="0.25in" fo:line-height="100%" fo:text-align="center" style:justify-single-word="false" fo:text-indent="-0.25in" style:auto-text-indent="false" loext:word-spacing-minimum="75%" loext:word-spacing-maximum="133%"/>
    </style:style>
    <style:style style:name="T1" style:family="text">
      <style:text-properties style:letter-kerning="true"/>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style:text-position="super 58%" fo:font-size="9pt" style:font-size-asian="9pt" style:font-size-complex="9pt"/>
    </style:style>
    <style:style style:name="T5" style:family="text">
      <style:text-properties fo:font-size="9pt" officeooo:rsid="00164b9c" style:font-size-asian="9pt" style:font-size-complex="9pt"/>
    </style:style>
    <style:style style:name="T6" style:family="text">
      <style:text-properties fo:font-size="9pt" fo:font-style="italic" style:font-size-asian="9pt" style:font-style-asian="italic" style:font-size-complex="9pt"/>
    </style:style>
    <style:style style:name="T7" style:family="text">
      <style:text-properties fo:font-size="9pt" fo:font-style="italic" style:font-size-asian="9pt" style:font-style-asian="italic" style:font-size-complex="9pt" style:font-style-complex="italic"/>
    </style:style>
    <style:style style:name="T8" style:family="text">
      <style:text-properties fo:font-style="italic" style:font-style-asian="italic" style:font-style-complex="italic"/>
    </style:style>
    <style:style style:name="T9" style:family="text">
      <style:text-properties fo:font-style="italic" style:font-name-asian="MS Mincho" style:font-style-asian="italic"/>
    </style:style>
    <style:style style:name="T10" style:family="text">
      <style:text-properties style:use-window-font-color="true" loext:opacity="0%" fo:font-size="10pt" fo:letter-spacing="-0.0008in" style:rfc-language-tag="x-none" style:letter-kerning="false" style:font-name-asian="SimSun" style:font-size-asian="10pt" style:rfc-language-tag-asian="x-none" style:font-name-complex="Times New Roman1" style:font-size-complex="10pt" style:language-complex="ar" style:country-complex="SA"/>
    </style:style>
    <style:style style:name="T11" style:family="text">
      <style:text-properties style:use-window-font-color="true" loext:opacity="0%" style:font-name="Times New Roman" fo:font-size="10pt" style:letter-kerning="false" style:font-name-asian="SimSun" style:font-size-asian="10pt" style:font-name-complex="Times New Roman1" style:font-size-complex="10pt" style:language-complex="ar" style:country-complex="SA"/>
    </style:style>
    <style:style style:name="T12" style:family="text">
      <style:text-properties style:use-window-font-color="true" loext:opacity="0%" fo:font-size="10pt" style:letter-kerning="false" style:font-name-asian="SimSun" style:font-size-asian="10pt" style:font-name-complex="Times New Roman1" style:font-size-complex="10pt" style:language-complex="ar" style:country-complex="SA"/>
    </style:style>
    <style:style style:name="T13" style:family="text">
      <style:text-properties fo:language="en" fo:country="US"/>
    </style:style>
    <style:style style:name="T14" style:family="text">
      <style:text-properties style:font-style-complex="italic"/>
    </style:style>
    <style:style style:name="T15" style:family="text">
      <style:text-properties style:script-type="asian"/>
    </style:style>
    <style:style style:name="T16" style:family="text">
      <style:text-properties style:font-name="Times New Roman" fo:font-style="italic" style:font-style-asian="italic" style:font-name-complex="Times New Roman1"/>
    </style:style>
    <style:style style:name="T17" style:family="text">
      <style:text-properties style:font-name="Symbol" fo:font-style="italic" style:font-style-asian="italic" style:font-name-complex="Symbol1" style:font-style-complex="italic"/>
    </style:style>
    <style:style style:name="T18" style:family="text">
      <style:text-properties style:text-position="sub 58%"/>
    </style:style>
    <style:style style:name="T19" style:family="text">
      <style:text-properties fo:font-weight="bold" style:font-weight-asian="bold"/>
    </style:style>
    <style:style style:name="T20" style:family="text">
      <style:text-properties fo:language="en" fo:country="US" fo:font-weight="bold" style:font-weight-asian="bold"/>
    </style:style>
    <style:style style:name="T21" style:family="text">
      <style:text-properties fo:font-style="normal" style:font-style-asian="normal"/>
    </style:style>
    <style:style style:name="T22" style:family="text">
      <style:text-properties fo:font-size="4pt" style:font-size-asian="4pt" style:font-size-complex="4pt"/>
    </style:style>
    <style:style style:name="T23" style:family="text">
      <style:text-properties style:text-position="super 58%"/>
    </style:style>
    <style:style style:name="T24" style:family="text">
      <style:text-properties fo:font-style="italic" style:font-style-asian="italic"/>
    </style:style>
    <style:style style:name="T25" style:family="text">
      <style:text-properties fo:font-variant="normal" fo:text-transform="none" fo:font-style="italic" style:font-style-asian="italic" style:font-style-complex="italic"/>
    </style:style>
    <style:style style:name="T26" style:family="text">
      <style:text-properties fo:font-family="NimbusRomNo9L-Regu" style:font-family-generic="roman" style:font-pitch="variable" style:font-family-asian="NimbusRomNo9L-Regu" style:font-family-generic-asian="system" style:font-pitch-asian="variable" style:font-family-complex="NimbusRomNo9L-Regu" style:font-family-generic-complex="system" style:font-pitch-complex="variable"/>
    </style:style>
    <style:style style:name="T27" style:family="text">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T28" style:family="text">
      <style:text-properties fo:color="#ff0000" loext:opacity="100%" fo:font-size="10pt" fo:letter-spacing="-0.0008in" fo:font-weight="bold" style:font-name-asian="SimSun" style:font-size-asian="10pt" style:rfc-language-tag-asian="x-none" style:font-weight-asian="bold"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0in" fo:border-left="none" fo:border-right="none" fo:border-top="0.51pt solid #000000" fo:border-bottom="none"/>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FHIR Patient Embedding Generator for Patient Similarity</text:span><text:span text:style-name="T1"/></text:p>
      <text:p text:style-name="P2" loext:marker-style-name="T2"/>
      <text:section text:style-name="Sect1" text:name="TextSection">
        <text:p text:style-name="P3" loext:marker-style-name="T3"><text:span text:style-name="T3">1</text:span><text:span text:style-name="T4">st</text:span><text:span text:style-name="T3"> </text:span><text:span text:style-name="T5">B Matthew Mineeth</text:span><text:span text:style-name="T3"> <text:line-break/></text:span><text:span text:style-name="T6">M.S Data Science EdTech Division_Exafluence INC</text:span><text:span text:style-name="T3"><text:line-break/>Sri Venkateswara University</text:span><text:span text:style-name="T6"><text:line-break/></text:span><text:span text:style-name="T3">Tirupati, India<text:line-break/></text:span><text:span text:style-name="T5">minithbmatthew</text:span><text:span text:style-name="T3">@gmail.com</text:span></text:p>
        <text:p text:style-name="P4" loext:marker-style-name="T3"><text:span text:style-name="T3">line 1: 2</text:span><text:span text:style-name="T4">nd</text:span><text:span text:style-name="T3"> Given Name Surname<text:line-break/>line 2: </text:span><text:span text:style-name="T6">dept. name of organization <text:line-break/>(of </text:span><text:span text:style-name="T7">Affiliation</text:span><text:span text:style-name="T6">)</text:span><text:span text:style-name="T3"><text:line-break/>line 3: </text:span><text:span text:style-name="T6">name of organization <text:line-break/>(of Affiliation)<text:line-break/></text:span><text:span text:style-name="T3">line 4: City, Country<text:line-break/>line 5: email address or ORCID</text:span></text:p>
        <text:p text:style-name="P3" loext:marker-style-name="T3"><text:span text:style-name="T3"><text:line-break/></text:span><text:span text:style-name="T3"/></text:p>
      </text:section>
      <text:section text:style-name="Sect1" text:name="Section1">
        <text:p text:style-name="Standard"/>
        <text:p text:style-name="P5"/>
      </text:section>
      <text:section text:style-name="Sect2" text:name="Section2">
        <text:p text:style-name="Abstract" loext:marker-style-name="T8"><text:span text:style-name="T8">Abstract</text:span>—.</text:p>
        <text:p text:style-name="Keywords">Keywords—FHIR, Synthea, FAISS, Bio-ClinicalBert</text:p>
        <text:h text:style-name="P6" text:outline-level="1">Introduction (<text:span text:style-name="T9">Heading 1</text:span>)</text:h>
        <text:p text:style-name="Text_20_body">Finding similar patients from structured FHIR data is critical for cohort selection and medical research. This paper presents a technical framework for identifying similar patient profiles within synthetic FHIR-based datasets generated by Synthea. <text:span text:style-name="T10">While Fast Healthcare Interoperability Resources (FHIR) has standardized the exchange of electronic health records (EHR), the nested and highly structured nature of FHIR resources—comprising Observations, Conditions, Encounters, and Medications—presents a significant challenge for traditional relational querying. Standard keyword searches or filtered queries often fail to capture the nuanced clinical "context" of a patient’s journey.</text:span></text:p>
        <text:p text:style-name="P7" loext:marker-style-name="T11"><text:span text:style-name="T12">To address this, we propose a pipeline that shifts from rigid schema matching to semantic vector space analysis. By utilizing synthetic data from Synthea, we can simulate complex patient histories without the privacy constraints of real-world evidence (RWE). Our framework treats a patient’s medical history as a longitudinal narrative.</text:span><text:span text:style-name="T11"/></text:p>
        <text:p text:style-name="P7" loext:marker-style-name="T11"><text:span text:style-name="T12">The core of our approach involves three primary stages:</text:span><text:span text:style-name="T11"/></text:p>
        <text:list text:style-name="WWNum8">
          <text:list-item>
            <text:p text:style-name="P8" loext:marker-style-name="T11"><text:span text:style-name="T12">Narrative Synthesis: Parse complex FHIR bundles into standardized clinical text.</text:span><text:span text:style-name="T11"/></text:p>
          </text:list-item>
          <text:list-item>
            <text:p text:style-name="P8" loext:marker-style-name="T11"><text:span text:style-name="T12">Transformer-based Embedding: Utilizing Bio-ClinicalBERT, a model pre-trained on MIMIC-III and PubMed data, to capture the semantic weight of medical terminology that general-purpose models might overlook.</text:span><text:span text:style-name="T11"/></text:p>
          </text:list-item>
          <text:list-item>
            <text:p text:style-name="P8" loext:marker-style-name="T11"><text:span text:style-name="T12">Vector Optimized Retrieval: Implementing FAISS (Facebook AI Similarity Search) to allow for O(logn) similarity lookups, enabling real-time cohort identification even as dataset sizes scale.</text:span><text:span text:style-name="T11"/></text:p>
          </text:list-item>
        </text:list>
        <text:p text:style-name="P7" loext:marker-style-name="T11"><text:span text:style-name="T12">By applying domain weighting to these embeddings, we ensure that critical diagnostic indicators are prioritized over administrative metadata. This paper details the architecture of this generator and evaluates its efficacy in clustering patients with similar chronic trajectories within a synthetic ecosystem.</text:span><text:span text:style-name="T11"/></text:p>
        <text:h text:style-name="P6" text:outline-level="1">Literature review</text:h>
        <text:h text:style-name="Heading_20_2" text:outline-level="2">Selecting a Template (Heading 2)</text:h>
        <text:p text:style-name="Text_20_body">First, confirm that you have the correct template for your paper size. This template has been tailored for output on the <text:span text:style-name="T13">A4</text:span> paper size. If you are using <text:span text:style-name="T13">US letter</text:span>-sized paper, please close this file and download the <text:span text:style-name="T13">Microsoft Word, Letter </text:span>file.</text:p>
        <text:h text:style-name="Heading_20_2" text:outline-level="2">Maintaining the Integrity of the Specifications</text:h>
        <text:p text:style-name="Text_20_body">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h text:style-name="P6" text:outline-level="1">Dataset</text:h>
        <text:p text:style-name="P7" loext:marker-style-name="T11"><text:span text:style-name="T12">Synthea is an open-source synthetic patient generator developed by MITRE Corporation. It is designed to simulate realistic electronic health records (EHR) by modeling disease progression, clinical encounters, medications, procedures, and healthcare utilization over time.</text:span><text:span text:style-name="T11"/></text:p>
        <text:p text:style-name="P7"><text:span text:style-name="T12">The system generates </text:span><text:span text:style-name="Strong_20_Emphasis"><text:span text:style-name="T12">longitudinal patient health records</text:span></text:span><text:span text:style-name="T12">, meaning each synthetic patient has a timeline of medical events such as visits, diagnoses, laboratory results, and treatments. These records are generated through rule-based disease modules that mimic real-world clinical pathways.</text:span></text:p>
        <text:p text:style-name="P7" loext:marker-style-name="T11"><text:span text:style-name="T12">Synthea supports multiple healthcare data formats, including:</text:span><text:span text:style-name="T11"/></text:p>
        <text:list text:style-name="WWNum9">
          <text:list-item>
            <text:p text:style-name="P9" loext:marker-style-name="T11"><text:span text:style-name="T12">HL7 FHIR</text:span><text:span text:style-name="T11"/></text:p>
          </text:list-item>
          <text:list-item>
            <text:p text:style-name="P9" loext:marker-style-name="T11"><text:span text:style-name="T12">C-CDA</text:span><text:span text:style-name="T11"/></text:p>
          </text:list-item>
          <text:list-item>
            <text:p text:style-name="P9" loext:marker-style-name="T11"><text:span text:style-name="T12">CSV tabular datasets</text:span><text:span text:style-name="T11"/></text:p>
          </text:list-item>
        </text:list>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3936102541" text:style-name="WWNum2">
          <text:list-item>
            <text:p text:style-name="P10">Use either SI (MKS) or CGS as primary units. (SI units are encouraged.) English units may be used as secondary units (in parentheses). An exception would be the use of English units as identifiers in trade, such as “3.5-inch disk drive”.</text:p>
          </text:list-item>
          <text:list-item>
            <text:p text:style-name="P10">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10"><text:soft-page-break/>Do not mix complete spellings and abbreviations of units: “Wb/m2” or “webers per square meter”, not “webers/m2”. <text:s/>Spell out units when they appear in text: “. . . a few henries”, not “. . . a few H”.</text:p>
          </text:list-item>
          <text:list-item>
            <text:p text:style-name="P10"><draw:frame draw:style-name="fr1" draw:name="Frame1" text:anchor-type="paragraph" svg:x="0.6374in" svg:y="10.5008in" svg:width="3.189in" svg:height="0.2902in" draw:z-index="0"><draw:text-box><text:p text:style-name="P11">Identify applicable funding agency here. <text:span text:style-name="T14">If none, delete this text box.</text:span></text:p></draw:text-box></draw:frame>Use a zero before decimal points: “0.25”, not “.25”. Use “cm3”, not “cc”. (<text:span text:style-name="T8">bullet list</text:span>)</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 loext:marker-style-name="T13">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3">:</text:span><text:span text:style-name="T13"/></text:p>
        <text:p text:style-name="equation" loext:marker-style-name="T15"><text:tab/><text:span text:style-name="T16">a</text:span><text:span text:style-name="T16">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text:continue-numbering="true" text:style-name="WWNum2">
          <text:list-item>
            <text:p text:style-name="P10">The word “data” is plural, not singular.</text:p>
          </text:list-item>
          <text:list-item>
            <text:p text:style-name="P10">The subscript for the permeability of vacuum <text:span text:style-name="T17"></text:span><text:span text:style-name="T18">0</text:span>, and other common scientific constants, is zero with subscript formatting, not a lowercase letter “o”.</text:p>
          </text:list-item>
          <text:list-item>
            <text:p text:style-name="P10">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10">A graph within a graph is an “inset”, not an “insert”. The word alternatively is preferred to the word “alternately” (unless you really mean something that alternates).</text:p>
          </text:list-item>
          <text:list-item>
            <text:p text:style-name="P10">Do not use the word “essentially” to mean “approximately” or “effectively”.</text:p>
          </text:list-item>
          <text:list-item>
            <text:p text:style-name="P10">In your paper title, if the words “that uses” can accurately replace the word “using”, capitalize the “u”; if not, keep using lower-cased.</text:p>
          </text:list-item>
          <text:list-item>
            <text:p text:style-name="P10">Be aware of the different meanings of the homophones “affect” and “effect”, “complement” and “compliment”, “discreet” and “discrete”, “principal” and “principle”.</text:p>
          </text:list-item>
          <text:list-item>
            <text:p text:style-name="P10">Do not confuse “imply” and “infer”.</text:p>
          </text:list-item>
          <text:list-item>
            <text:p text:style-name="P10">The prefix “non” is not a word; it should be joined to the word it modifies, usually without a hyphen.</text:p>
          </text:list-item>
          <text:list-item>
            <text:p text:style-name="P10">There is no period after the “et” in the Latin abbreviation “et al.”.</text:p>
          </text:list-item>
          <text:list-item>
            <text:p text:style-name="P10">The abbreviation “i.e.” means “that is”, and the abbreviation “e.g.” means “for example”.</text:p>
          </text:list-item>
        </text:list>
        <text:p text:style-name="Text_20_body">An excellent style manual for science writers is [7].</text:p>
        <text:h text:style-name="P6"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ext:span text:style-name="T19">The template is designed</text:span><text:span text:style-name="T20"> for,</text:span><text:span text:style-name="T19"> but not limited to</text:span><text:span text:style-name="T20">, six authors.</text:span><text:span text:style-name="T13">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3"> </text:span>Please keep your affiliations as succinct as possible (for example, do not differentiate among departments of the same organization).</text:p>
        <text:h text:style-name="P12" text:outline-level="3">For papers with more than six authors: <text:span text:style-name="T21">Add author names horizontally, moving to a third row if needed for more than 8 authors.</text:span></text:h>
        <text:h text:style-name="P12" text:outline-level="3">For papers with less than six authors: <text:span text:style-name="T21">To change the default, adjust the template as follows.</text:span></text:h>
        <text:h text:style-name="P13" text:outline-level="4">Selection: <text:span text:style-name="T21">Highlight all author and affiliation lines.</text:span></text:h>
        <text:h text:style-name="P13" text:outline-level="4">Change number of columns: <text:span text:style-name="T21">Select the Columns icon from the MS Word Standard toolbar and then select the correct number of columns from the selection palette.</text:span></text:h>
        <text:h text:style-name="P13" text:outline-level="4" loext:marker-style-name="T21">Deletion: <text:span text:style-name="T21">Delete the author and affiliation lines for the extra authors.</text:span><text:span text:style-name="T21"/></text:h>
        <text:p text:style-name="P14" loext:marker-style-name="T8"/>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text:soft-page-break/>subheads should be introduced. Styles named “Heading 1”, “Heading 2”, “Heading 3”, and “Heading 4” are prescribed.</text:p>
        <text:h text:style-name="Heading_20_2" text:outline-level="2">Figures and Tables</text:h>
        <text:h text:style-name="P13" text:outline-level="4"><text:s/>Positioning Figures and Tables: <text:span text:style-name="T21">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text:style-name="WWNum6">
          <text:list-item>
            <text:p text:style-name="P15">Table Typ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style-name="Table1.A2"/>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 loext:marker-style-name="T22">copy<text:span text:style-name="T22"/></text:p>
            </table:table-cell>
            <table:table-cell table:style-name="Table1.A1" office:value-type="string">
              <text:p text:style-name="table_20_copy">More table copy<text:span text:style-name="T23">a</text:span></text:p>
            </table:table-cell>
            <table:table-cell table:style-name="Table1.A1" office:value-type="string">
              <text:p text:style-name="P16" loext:marker-style-name="T2"/>
            </table:table-cell>
            <table:table-cell table:style-name="Table1.A1" office:value-type="string">
              <text:p text:style-name="P16" loext:marker-style-name="T2"/>
            </table:table-cell>
          </table:table-row>
        </table:table>
        <text:list text:style-name="WWNum7">
          <text:list-item>
            <text:p text:style-name="P17">Sample of a Table footnote. (<text:span text:style-name="T24">Table footnote</text:span>)</text:p>
          </text:list-item>
        </text:list>
        <text:list text:style-name="WWNum3">
          <text:list-item>
            <text:p text:style-name="P18">Example of a figure caption. <text:span text:style-name="T14">(</text:span><text:span text:style-name="T8">figure caption</text:span><text:span text:style-name="T14">)</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8">(</text:span><text:span text:style-name="T25">Heading 5</text:span><text:span text:style-name="T8">)</text:span></text:h>
        <text:p text:style-name="Text_20_body">The preferred spelling of the word “acknowledgment” in America is without an “e” after the “g”. Avoid the stilted expression “<text:span text:style-name="T13">o</text:span>ne of us (R. B. G.) thanks ...<text:span text:style-name="T13">”. <text:s/></text:span>Instead, try “R. B. G. thanks...”.<text:span text:style-name="T13"> </text:span>Put sponsor acknowledgments in the unnumbered footnote on the first page.</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3"> </text:span>...”</text:p>
        <text:p text:style-name="Text_20_body">Number footnotes separately in superscripts. Place the actual footnote at the bottom of the column in which it was cited. Do not put footnotes in the<text:span text:style-name="T13"> abstract or</text:span> reference list. Use letters for table footnotes.</text:p>
        <text:p text:style-name="Text_20_body">Unless there are six authors or more give all authors<text:span text:style-name="T13">’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text:style-name="WWNum5">
          <text:list-item>
            <text:p text:style-name="P19">G. Eason, B. Noble, and I. N. Sneddon, “On certain integrals of Lipschitz-Hankel type involving products of Bessel functions,” Phil. Trans. Roy. Soc. London, vol. A247, pp. 529–551, April 1955. <text:span text:style-name="T8">(references)</text:span></text:p>
          </text:list-item>
          <text:list-item>
            <text:p text:style-name="P19">J. Clerk Maxwell, A Treatise on Electricity and Magnetism, 3rd ed., vol. 2. Oxford: Clarendon, 1892, pp.68–73.</text:p>
          </text:list-item>
          <text:list-item>
            <text:p text:style-name="P19">I. S. Jacobs and C. P. Bean, “Fine particles, thin films and exchange anisotropy,” in Magnetism, vol. III, G. T. Rado and H. Suhl, Eds. New York: Academic, 1963, pp. 271–350.</text:p>
          </text:list-item>
          <text:list-item>
            <text:p text:style-name="P19">K. Elissa, “Title of paper if known,” unpublished.</text:p>
          </text:list-item>
          <text:list-item>
            <text:p text:style-name="P19">R. Nicole, “Title of paper with only first word capitalized,” J. Name Stand. Abbrev., in press.</text:p>
          </text:list-item>
          <text:list-item>
            <text:p text:style-name="P19">Y. Yorozu, M. Hirano, K. Oka, and Y. Tagawa, “Electron spectroscopy studies on magneto-optical media and plastic substrate interface,” IEEE Transl. J. Magn. Japan, vol. 2, pp. 740–741, August 1987 [Digests 9th Annual Conf. Magnetics Japan, p. 301, 1982].</text:p>
          </text:list-item>
          <text:list-item>
            <text:p text:style-name="P19">M. Young, The Technical Writer’s Handbook. Mill Valley, CA: University Science, 1989.</text:p>
          </text:list-item>
          <text:list-item>
            <text:p text:style-name="P19" loext:marker-style-name="T26">K. Eves and J. Valasek, <text:span text:style-name="T15">“</text:span>Adaptive control for singularly perturbed systems examples,<text:span text:style-name="T15">”</text:span> Code Ocean, Aug. 2023. [Online]. Available: <text:a xlink:type="simple" xlink:href="https://codeocean.com/capsule/4989235/tree" text:style-name="ListLabel_20_38" text:visited-style-name="ListLabel_20_38">https://codeocean.com/capsule/4989235/tree</text:a> </text:p>
          </text:list-item>
          <text:list-item>
            <text:p text:style-name="P20">D. P. Kingma and M. Welling, <text:span text:style-name="T15">“</text:span>Auto-encoding variational Bayes,<text:span text:style-name="T15">”</text:span> 2013, arXiv:1312.6114. [Online]. Available: <text:a xlink:type="simple" xlink:href="https://arxiv.org/abs/1312.6114" text:style-name="ListLabel_20_38" text:visited-style-name="ListLabel_20_38">https://arxiv.org/abs/1312.6114</text:a></text:p>
          </text:list-item>
          <text:list-item>
            <text:p text:style-name="P20">S. Liu, <text:span text:style-name="T15">“</text:span>Wi-Fi Energy Detection Testbed (12MTC),<text:span text:style-name="T15">”</text:span> 2023, gitHub repository. [Online]. Available: https://github.com/liustone99/Wi-Fi-Energy-Detection-Testbed-12MTC </text:p>
          </text:list-item>
          <text:list-item>
            <text:p text:style-name="P20">“Treatment episode data set: discharges (TEDS-D): concatenated, 2006 to 2009.<text:span text:style-name="T15">”</text:span> U.S. Department of Health and Human Services, Substance Abuse and Mental Health Services Administration, Office of Applied Studies, August, 2013, DOI:10.3886/ICPSR30122.v2</text:p>
          </text:list-item>
        </text:list>
        <text:p text:style-name="P21"/>
        <text:p text:style-name="P22"/>
        <text:p text:style-name="P23" loext:marker-style-name="T27"><text:span text:style-name="T27">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28">may</text:span><text:span text:style-name="T27"> result in your paper not being published.</text:span></text:p>
      </text:section>
      <text:section text:style-name="Sect3" text:name="Section3">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fo:hyphenation-keep="page" loext:hyphenation-keep-type="column" loext:hyphenation-keep-line="false" style:writing-mode="lr-tb"/>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tru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line-height="95%" fo:text-align="justify" style:justify-single-word="false" fo:text-indent="0.2in" style:auto-text-indent="false" loext:word-spacing-minimum="75%" loext:word-spacing-maximum="133%">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chapter">
      <style:paragraph-properties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chapter">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chapter">
      <style:paragraph-properties fo:line-height="0.1665in" fo:text-align="justify" style:justify-single-word="false" fo:text-indent="0.2in" style:auto-text-indent="false" loext:word-spacing-minimum="75%" loext:word-spacing-maximum="133%"/>
      <style:text-properties fo:font-style="italic" style:font-style-asian="italic" style:font-style-complex="italic"/>
    </style:style>
    <style:style style:name="Heading_20_4" style:display-name="Heading 4" style:family="paragraph" style:parent-style-name="Standard" style:next-style-name="Standard" style:default-outline-level="4" style:class="chapter">
      <style:paragraph-properties fo:margin-top="0.028in" fo:margin-bottom="0.028in" style:contextual-spacing="false" fo:text-align="justify" style:justify-single-word="false" fo:text-indent="0.35in" style:auto-text-indent="false" loext:word-spacing-minimum="75%" loext:word-spacing-maximum="133%">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chapter">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top="0in" fo:margin-bottom="0.139in" style:contextual-spacing="false" fo:text-align="justify" style:justify-single-word="false" fo:orphans="2" fo:widows="2" fo:hyphenation-ladder-count="no-limit" fo:hyphenation-keep="auto" loext:hyphenation-keep-type="column" loext:hyphenation-keep-line="false" fo:text-indent="0.189in" style:auto-text-indent="false" style:writing-mode="lr-tb" loext:word-spacing-minimum="75%" loext:word-spacing-maximum="133%"/>
      <style:text-properties style:use-window-font-color="true" loext:opacity="0%" style:font-name="Times New Roman" fo:font-family="'Times New Roman'" style:font-family-generic="roman" style:font-pitch="variable" fo:font-size="9pt" fo:language="en" fo:country="US" fo:font-weight="bold" style:letter-kerning="false"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margin-top="0in" fo:margin-bottom="0in" style:contextual-spacing="false" fo:text-align="center"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uthor" style:family="paragraph">
      <style:paragraph-properties fo:margin-top="0.25in" fo:margin-bottom="0.028in" style:contextual-spacing="false" fo:text-align="center"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11pt" fo:language="en" fo:country="US" style:letter-kerning="false"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ullet_20_list" style:display-name="bullet list" style:family="paragraph" style:parent-style-name="Text_20_body" style:list-style-name="WWNum2" style:list-level="1">
      <style:paragraph-properties fo:margin-left="0.4in" fo:text-indent="-0.2in" style:auto-text-indent="false"/>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3" style:list-level="1">
      <style:paragraph-properties fo:margin-left="0in" fo:margin-top="0.0555in" fo:margin-bottom="0.139in" style:contextual-spacing="false" fo:text-align="justify" style:justify-single-word="false" fo:orphans="2" fo:widows="2" fo:hyphenation-ladder-count="no-limit" fo:hyphenation-keep="auto" loext:hyphenation-keep-type="column" loext:hyphenation-keep-line="false" fo:text-indent="0in" style:auto-text-indent="false" style:writing-mode="lr-tb" loext:word-spacing-minimum="75%" loext:word-spacing-maximum="133%">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footnote" style:family="paragraph" style:list-style-name="WWNum4" style:list-level="1">
      <style:paragraph-properties fo:margin-top="0in" fo:margin-bottom="0.028in"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14pt" fo:language="en" fo:country="US" style:letter-kerning="false"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Num5" style:list-level="1">
      <style:paragraph-properties fo:margin-top="0in" fo:margin-bottom="0.0346in" style:contextual-spacing="false" fo:line-height="0.1252in" fo:text-align="justify" style:justify-single-word="false" fo:orphans="2" fo:widows="2" fo:hyphenation-ladder-count="no-limit" fo:hyphenation-keep="auto" loext:hyphenation-keep-type="column" loext:hyphenation-keep-line="false" style:writing-mode="lr-tb" loext:word-spacing-minimum="75%" loext:word-spacing-maximum="133%"/>
      <style:text-properties style:use-window-font-color="true" loext:opacity="0%"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sponsors" style:family="paragraph">
      <style:paragraph-properties fo:margin-top="0in" fo:margin-bottom="0in" style:contextual-spacing="false" fo:text-align="start" style:justify-single-word="false" fo:orphans="2" fo:widows="2" fo:hyphenation-ladder-count="no-limit" fo:hyphenation-keep="auto" loext:hyphenation-keep-type="column" loext:hyphenation-keep-line="false" fo:text-indent="0.2in" style:auto-text-indent="false" fo:padding-left="0in" fo:padding-right="0in" fo:padding-top="0.028in" fo:padding-bottom="0in" fo:border-left="none" fo:border-right="none" fo:border-top="0.51pt solid #000000" fo:border-bottom="none"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fo:hyphenation-ladder-count="no-limit" fo:hyphenation-keep="auto" loext:hyphenation-keep-type="column" loext:hyphenation-keep-line="false" style:writing-mode="lr-tb" loext:word-spacing-minimum="75%" loext:word-spacing-maximum="133%"/>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footnote" style:display-name="table footnote" style:family="paragraph" style:list-style-name="WWNum7" style:list-level="1">
      <style:paragraph-properties fo:margin-left="0.0402in" fo:margin-top="0.0417in" fo:margin-bottom="0.0209in" style:contextual-spacing="false" fo:text-align="end" style:justify-single-word="false" fo:orphans="2" fo:widows="2" fo:hyphenation-ladder-count="no-limit" fo:hyphenation-keep="auto" loext:hyphenation-keep-type="column" loext:hyphenation-keep-line="false"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letter-kerning="false"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Num6" style:list-level="1">
      <style:paragraph-properties fo:margin-top="0.1665in" fo:margin-bottom="0.0835in" style:contextual-spacing="false" fo:line-height="90%" fo:text-align="center" style:justify-single-word="false" fo:orphans="2" fo:widows="2" fo:hyphenation-ladder-count="no-limit" fo:hyphenation-keep="auto" loext:hyphenation-keep-type="column" loext:hyphenation-keep-line="false" style:writing-mode="lr-tb"/>
      <style:text-properties fo:font-variant="small-cap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Keywords" style:family="paragraph" style:parent-style-name="Abstract">
      <style:paragraph-properties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Frame_20_Contents" style:display-name="Frame Contents"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74" style:display-name="ListLabel 74"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75" style:display-name="ListLabel 75"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76" style:display-name="ListLabel 76"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77" style:display-name="ListLabel 77"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78" style:display-name="ListLabel 78"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79" style:display-name="ListLabel 79"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80" style:display-name="ListLabel 80"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81" style:display-name="ListLabel 81"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text:style-name="ListLabel_20_1"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5" loext:num-list-format="%5%" style:num-format="">
        <style:list-level-properties text:list-level-position-and-space-mode="label-alignment">
          <style:list-level-label-alignment text:label-followed-by="nothing" fo:margin-left="2in"/>
        </style:list-level-properties>
      </text:outline-level-style>
      <text:outline-level-style text:level="6" text:style-name="ListLabel_20_6"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7"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8"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9"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start" style:justify-single-word="false"/>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 loext:marker-style-name="MT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7-16T13:42:00</meta:creation-date>
    <meta:initial-creator>IEEE</meta:initial-creator>
    <dc:language>en-US</dc:language>
    <dc:date>2026-03-09T21:22:54.928198702</dc:date>
    <meta:editing-cycles>5</meta:editing-cycles>
    <dc:title>Paper Title (use style: paper title)</dc:title>
    <meta:editing-duration>PT15M34S</meta:editing-duration>
    <meta:generator>LibreOffice/25.8.5.2$Linux_X86_64 LibreOffice_project/0a83992ddd0e2b597cee35287e827f1098541bd9</meta:generator>
    <meta:document-statistic meta:table-count="1" meta:image-count="0" meta:object-count="0" meta:page-count="3" meta:paragraph-count="97" meta:word-count="2385" meta:character-count="15012" meta:non-whitespace-character-count="12787"/>
    <meta:user-defined meta:name="AppVersion">15.0000</meta:user-defined>
  </office:meta>
</office:document-meta>
</file>